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19dc4" officeooo:paragraph-rsid="00119dc4"/>
    </style:style>
    <style:style style:name="P2" style:family="paragraph" style:parent-style-name="Text_20_body" style:list-style-name="L1">
      <style:text-properties officeooo:paragraph-rsid="00119dc4"/>
    </style:style>
    <style:style style:name="P3" style:family="paragraph" style:parent-style-name="Heading_20_1">
      <style:paragraph-properties fo:break-before="page"/>
      <style:text-properties officeooo:paragraph-rsid="0013d415"/>
    </style:style>
    <style:style style:name="P4" style:family="paragraph" style:parent-style-name="Header">
      <style:text-properties officeooo:rsid="0013d415" officeooo:paragraph-rsid="0013d415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19dc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PS2000: Compiler Theory and Practice <text:span text:style-name="T1">Assignment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112_471659520" text:style-name="Index_20_Link" text:visited-style-name="Index_20_Link">Task 1<text:tab/>1</text:a></text:p>
          <text:p text:style-name="P5"><text:a xlink:type="simple" xlink:href="#__RefHeading___Toc114_471659520" text:style-name="Index_20_Link" text:visited-style-name="Index_20_Link">Task 2<text:tab/>1</text:a></text:p>
          <text:p text:style-name="P5"><text:a xlink:type="simple" xlink:href="#__RefHeading___Toc116_471659520" text:style-name="Index_20_Link" text:visited-style-name="Index_20_Link">Task 3<text:tab/>1</text:a></text:p>
          <text:p text:style-name="P5"><text:a xlink:type="simple" xlink:href="#__RefHeading___Toc118_471659520" text:style-name="Index_20_Link" text:visited-style-name="Index_20_Link">Task 4<text:tab/>1</text:a></text:p>
          <text:p text:style-name="P5"><text:a xlink:type="simple" xlink:href="#__RefHeading___Toc120_471659520" text:style-name="Index_20_Link" text:visited-style-name="Index_20_Link">Task 5<text:tab/>1</text:a></text:p>
          <text:p text:style-name="P5"><text:a xlink:type="simple" xlink:href="#__RefHeading___Toc122_471659520" text:style-name="Index_20_Link" text:visited-style-name="Index_20_Link">Task 6<text:tab/>1</text:a></text:p>
        </text:index-body>
      </text:table-of-content>
      <text:p text:style-name="Text_20_body"/>
      <text:p text:style-name="P1">In your report include:</text:p>
      <text:list xml:id="list4556981791507682211" text:style-name="L1">
        <text:list-item>
          <text:p text:style-name="P2"><text:span text:style-name="T1">any deviations from the original EBNF, </text:span></text:p>
        </text:list-item>
        <text:list-item>
          <text:p text:style-name="P2"><text:span text:style-name="T1">the salient points on how you developed the lexer / parser / interpreter (and reasons behind any decisions you took) including semantic rules and code execution, </text:span></text:p>
        </text:list-item>
        <text:list-item>
          <text:p text:style-name="P2"><text:span text:style-name="T1">any sample MiniLang programs you developed for testing the outcome of your compiler – include what you are testing for, insert the program AST and the outcome of your test.</text:span></text:p>
        </text:list-item>
      </text:list>
      <text:p text:style-name="Text_20_body"/>
      <text:h text:style-name="P3" text:outline-level="1"><text:bookmark-start text:name="__RefHeading___Toc112_471659520"/>Task 1<text:bookmark-end text:name="__RefHeading___Toc112_471659520"/></text:h>
      <text:h text:style-name="Heading_20_1" text:outline-level="1"><text:bookmark-start text:name="__RefHeading___Toc114_471659520"/>Task 2<text:bookmark-end text:name="__RefHeading___Toc114_471659520"/></text:h>
      <text:h text:style-name="Heading_20_1" text:outline-level="1"><text:bookmark-start text:name="__RefHeading___Toc116_471659520"/>Task 3<text:bookmark-end text:name="__RefHeading___Toc116_471659520"/></text:h>
      <text:h text:style-name="Heading_20_1" text:outline-level="1"><text:bookmark-start text:name="__RefHeading___Toc118_471659520"/>Task 4<text:bookmark-end text:name="__RefHeading___Toc118_471659520"/></text:h>
      <text:h text:style-name="Heading_20_1" text:outline-level="1"><text:bookmark-start text:name="__RefHeading___Toc120_471659520"/>Task 5<text:bookmark-end text:name="__RefHeading___Toc120_471659520"/></text:h>
      <text:h text:style-name="Heading_20_1" text:outline-level="1"><text:bookmark-start text:name="__RefHeading___Toc122_471659520"/>Task 6<text:bookmark-end text:name="__RefHeading___Toc122_471659520"/></text:h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Nimbus Roman No9 L" fo:font-family="'Nimbus Roman No9 L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d415" officeooo:paragraph-rsid="0013d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chael Vella Zarb 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3:10:25.999177141</meta:creation-date>
    <meta:generator>LibreOffice/5.2.5.1$Linux_X86_64 LibreOffice_project/20m0$Build-1</meta:generator>
    <dc:date>2017-05-01T13:19:35.390713009</dc:date>
    <meta:editing-duration>PT9M11S</meta:editing-duration>
    <meta:editing-cycles>5</meta:editing-cycles>
    <meta:document-statistic meta:table-count="0" meta:image-count="0" meta:object-count="0" meta:page-count="2" meta:paragraph-count="19" meta:word-count="111" meta:character-count="570" meta:non-whitespace-character-count="476"/>
  </office:meta>
</office:document-meta>
</file>